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haroni CLM" svg:font-family="'Aharoni CLM'"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text-align="justify" style:justify-single-word="false"/>
      <style:text-properties style:font-name="Aharoni CLM" fo:font-size="14pt" officeooo:rsid="00143a31" officeooo:paragraph-rsid="00143a31" style:font-size-asian="14pt" style:font-size-complex="14pt"/>
    </style:style>
    <style:style style:name="P2" style:family="paragraph" style:parent-style-name="Standard">
      <style:paragraph-properties fo:text-align="justify" style:justify-single-word="false"/>
      <style:text-properties style:font-name="Aharoni CLM" fo:font-size="14pt" fo:font-weight="bold" officeooo:rsid="00143a31" officeooo:paragraph-rsid="00143a31"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I Suggested,</text:p>
      <text:p text:style-name="P1">Discovery Node’s listening port should be configurable. Peer Node’s ID should be configurable from command line arguments. Discovery Node should wait for confirmation from the node, which has just started joining protocol, that it is properly structured and then should start processing another peer’s joining request. In routing table, with information of IP and Port of peer, peer’s identifier should also be put.</text:p>
      <text:p text:style-name="P1"/>
      <text:p text:style-name="P2">Things I was suggested,</text:p>
      <text:p text:style-name="P1">Implementation of InterActiveCommandParser is still left, that I need to code for. </text:p>
      <text:p text:style-name="P1"/>
      <text:p text:style-name="P2">One doubt raised, </text:p>
      <text:p text:style-name="P1">I was considering 6A ID as 006A. So if I add 6FAB, in 006A’s routing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haroni CLM" svg:font-family="'Aharoni CLM'"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meta:initial-creator>
    <meta:creation-date>2015-10-07T13:41:46.579282375</meta:creation-date>
    <dc:date>2015-10-07T13:51:35.857364352</dc:date>
    <dc:creator>Shah</dc:creator>
    <meta:editing-duration>PT9M49S</meta:editing-duration>
    <meta:editing-cycles>1</meta:editing-cycles>
    <meta:document-statistic meta:table-count="0" meta:image-count="0" meta:object-count="0" meta:page-count="1" meta:paragraph-count="6" meta:word-count="101" meta:character-count="634" meta:non-whitespace-character-count="536"/>
    <meta:generator>LibreOffice/4.3.7.2$Linux_X86_64 LibreOffice_project/430$Build-2</meta:generator>
  </office:meta>
</office:document-meta>
</file>